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943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943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943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943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943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943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943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943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943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943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943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943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943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943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943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943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943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César Enrique Quijada Briceñ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9/9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977495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César Anibal Quijada Carrió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909089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7.58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8" meta:non-whitespace-character-count="1009"/>
    <meta:template xlink:type="simple" xlink:actuate="onRequest" xlink:title="Normal" xlink:href=""/>
  </office:meta>
</office:document-meta>
</file>